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4pt" officeooo:rsid="00106a44" officeooo:paragraph-rsid="00106a44" style:font-size-asian="12.25pt" style:font-size-complex="14pt"/>
    </style:style>
    <style:style style:name="P4" style:family="paragraph" style:parent-style-name="Standard">
      <style:paragraph-properties fo:text-align="start" style:justify-single-word="false"/>
      <style:text-properties fo:font-size="10pt" fo:language="fr" fo:country="FR" officeooo:rsid="00106a44" officeooo:paragraph-rsid="00106a44" style:font-size-asian="8.75pt" style:font-size-complex="10pt"/>
    </style:style>
    <style:style style:name="P5" style:family="paragraph" style:parent-style-name="Standard">
      <style:paragraph-properties fo:text-align="start" style:justify-single-word="false"/>
      <style:text-properties fo:font-size="10pt" fo:language="fr" fo:country="FR" officeooo:rsid="0010c46b" officeooo:paragraph-rsid="0010c46b" style:font-size-asian="8.75pt" style:font-size-complex="10pt"/>
    </style:style>
    <style:style style:name="T1" style:family="text">
      <style:text-properties officeooo:rsid="00106a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ramas </text:p>
      <text:p text:style-name="Standard">Timothé </text:p>
      <text:p text:style-name="P1">Compte-rendu T<text:span text:style-name="T1">D3</text:span> OS202</text:p>
      <text:p text:style-name="P2"/>
      <text:p text:style-name="P3">Bucket-sort :</text:p>
      <text:p text:style-name="P3"/>
      <text:p text:style-name="P4">Le programme que j’ai écrit se segmente comme cela : </text:p>
      <text:p text:style-name="P4"/>
      <text:p text:style-name="P4">Le thread 0 crée le tableau et le réparti de manière uniforme aux autres threads.</text:p>
      <text:p text:style-name="P4">Chaque thread trie le tableau local et en déduit les bornes</text:p>
      <text:p text:style-name="P4">Le thread 0 récupère toutes les bornes et calcule la taille des différents et l’emplacement de chaque élément du tableau.</text:p>
      <text:p text:style-name="P4">Le thread 0 envoie à chaque thread la taille de son seau, qui crée son tableau local pour le seau.</text:p>
      <text:p text:style-name="P4"/>
      <text:p text:style-name="P4">Je n’ai malheureusement pas réussi à finir le code :je n’ai pas trouvé comment le thread 0 pourrait envoyer à chaque thread les bons éléments du tableau, dans le tableau local et sans faire de bien trop nombreux échanges.</text:p>
      <text:p text:style-name="P4"/>
      <text:p text:style-name="P5">Il faudrait, une fois que chaque thread a reçu son seau, qu’il le trie localement, puis utiliser un Gatherv pour ramener les seaux de tailles différentes vers la racine, ce qui aurait pour effet de directement concaténer les tableaux dans le bon ordre.</text:p>
      <text:p text:style-name="P5"/>
      <text:p text:style-name="P5"/>
      <text:p text:style-name="P5"/>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0" meta:object-count="0" meta:page-count="1" meta:paragraph-count="11" meta:word-count="165" meta:character-count="935" meta:non-whitespace-character-count="778"/>
  </office:meta>
</office:document-meta>
</file>